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`GoldBarBankingCo` /*!40100 DEFAULT CHARACTER SET utf8mb4 COLLATE utf8mb4_0900_ai_ci */ /*!80016 DEFAULT ENCRYPTION='N' */;<text:line-break/><text:line-break/>CREATE TABLE `GoldBarBankingCo`.`bank_account` (<text:line-break/> <text:s/>`id` int NOT NULL,<text:line-break/> <text:s/>`iban` varchar(255) DEFAULT NULL,<text:line-break/> <text:s/>`klant_id` int NOT NULL,<text:line-break/> <text:s/>`saldo` varchar(255) DEFAULT NULL,<text:line-break/> <text:s/>`title` varchar(255) DEFAULT NULL,<text:line-break/> <text:s/>PRIMARY KEY (`id`)<text:line-break/>) ENGINE=InnoDB DEFAULT CHARSET=utf8mb4 COLLATE=utf8mb4_0900_ai_ci;<text:line-break/><text:line-break/>CREATE TABLE `GoldBarBankingCo`.`bankaccount` (<text:line-break/> <text:s/>`id` int NOT NULL AUTO_INCREMENT,<text:line-break/> <text:s/>`title` varchar(45) NOT NULL,<text:line-break/> <text:s/>`iban` varchar(45) NOT NULL,<text:line-break/> <text:s/>`klant_id` int NOT NULL,<text:line-break/> <text:s/>`saldo` varchar(45) NOT NULL,<text:line-break/> <text:s/>PRIMARY KEY (`id`)<text:line-break/>) ENGINE=InnoDB AUTO_INCREMENT=2 DEFAULT CHARSET=utf8mb4 COLLATE=utf8mb4_0900_ai_ci;<text:line-break/><text:line-break/>CREATE TABLE `GoldBarBankingCo`.`customer` (<text:line-break/> <text:s/>`id` int NOT NULL AUTO_INCREMENT,<text:line-break/> <text:s/>`bsn` varchar(25) DEFAULT NULL,<text:line-break/> <text:s/>`city` varchar(255) NOT NULL,<text:line-break/> <text:s/>`country` varchar(255) DEFAULT NULL,<text:line-break/> <text:s/>`customer_type` varchar(255) DEFAULT NULL,<text:line-break/> <text:s/>`date_of_birth` varchar(255) DEFAULT NULL,<text:line-break/> <text:s/>`first_name` varchar(255) DEFAULT NULL,<text:line-break/> <text:s/>`last_name` varchar(255) DEFAULT NULL,<text:line-break/> <text:s/>`password` varchar(255) DEFAULT NULL,<text:line-break/> <text:s/>`postal_code` varchar(255) DEFAULT NULL,<text:line-break/> <text:s/>`street` varchar(255) DEFAULT NULL,<text:line-break/> <text:s/>`user_name` varchar(255) DEFAULT NULL,<text:line-break/> <text:s/>PRIMARY KEY (`id`),<text:line-break/> <text:s/>UNIQUE KEY `bsn_UNIQUE` (`bsn`)<text:line-break/>) ENGINE=InnoDB AUTO_INCREMENT=5007 DEFAULT CHARSET=utf8mb4 COLLATE=utf8mb4_0900_ai_ci;<text:line-break/><text:line-break/>CREATE TABLE `GoldBarBankingCo`.`authorized_rep` (<text:line-break/> <text:s/>`bankaccount_id` int NOT NULL,<text:line-break/> <text:s/>`customer_id` int NOT NULL,<text:line-break/> <text:s/>PRIMARY KEY (`bankaccount_id`,`customer_id`),<text:line-break/> <text:s/>KEY `fk_bankaccount_has_customer1_customer1_idx` (`customer_id`),<text:line-break/> <text:s/>KEY `fk_bankaccount_has_customer1_bankaccount1_idx` (`bankaccount_id`),<text:line-break/> <text:s/>CONSTRAINT `fk_bankaccount_has_customer1_bankaccount1` FOREIGN KEY (`bankaccount_id`) REFERENCES `bankaccount` (`id`),<text:line-break/> <text:s/>CONSTRAINT `fk_bankaccount_has_customer1_customer1` FOREIGN KEY (`customer_id`) REFERENCES `customer` (`id`)<text:line-break/>) ENGINE=InnoDB DEFAULT CHARSET=utf8mb4 COLLATE=utf8mb4_0900_ai_ci;<text:line-break/><text:line-break/><text:soft-page-break/>CREATE TABLE `GoldBarBankingCo`.`bankaccount_has_customer` (<text:line-break/> <text:s/>`bankaccount_id` int NOT NULL,<text:line-break/> <text:s/>`customer_id` int NOT NULL,<text:line-break/> <text:s/>PRIMARY KEY (`bankaccount_id`,`customer_id`),<text:line-break/> <text:s/>KEY `fk_bankaccount_has_customer_customer1_idx` (`customer_id`),<text:line-break/> <text:s/>KEY `fk_bankaccount_has_customer_bankaccount1_idx` (`bankaccount_id`),<text:line-break/> <text:s/>CONSTRAINT `fk_bankaccount_has_customer_bankaccount1` FOREIGN KEY (`bankaccount_id`) REFERENCES `bankaccount` (`id`),<text:line-break/> <text:s/>CONSTRAINT `fk_bankaccount_has_customer_customer1` FOREIGN KEY (`customer_id`) REFERENCES `customer` (`id`)<text:line-break/>) ENGINE=InnoDB DEFAULT CHARSET=utf8mb4 COLLATE=utf8mb4_0900_ai_ci;<text:line-break/><text:line-break/>CREATE TABLE `GoldBarBankingCo`.`bankrekening` (<text:line-break/> <text:s/>`iban` bigint NOT NULL,<text:line-break/> <text:s/>`klantid` int NOT NULL,<text:line-break/> <text:s/>`saldo` bigint NOT NULL,<text:line-break/> <text:s/>PRIMARY KEY (`iban`)<text:line-break/>) ENGINE=InnoDB DEFAULT CHARSET=utf8mb4 COLLATE=utf8mb4_0900_ai_ci;<text:line-break/><text:line-break/>CREATE TABLE `GoldBarBankingCo`.`employee` (<text:line-break/> <text:s/>`id` int NOT NULL AUTO_INCREMENT,<text:line-break/> <text:s/>`user_name` varchar(100) DEFAULT NULL,<text:line-break/> <text:s/>`password` varchar(45) DEFAULT NULL,<text:line-break/> <text:s/>`first_name` varchar(100) DEFAULT NULL,<text:line-break/> <text:s/>`last_name` varchar(100) DEFAULT NULL,<text:line-break/> <text:s/>`function` varchar(45) DEFAULT NULL,<text:line-break/> <text:s/>`date_of_birth` varchar(45) DEFAULT NULL,<text:line-break/> <text:s/>PRIMARY KEY (`id`)<text:line-break/>) ENGINE=InnoDB DEFAULT CHARSET=utf8mb4 COLLATE=utf8mb4_0900_ai_ci;<text:line-break/><text:line-break/>CREATE TABLE `GoldBarBankingCo`.`business` (<text:line-break/> <text:s/>`customer_id` int NOT NULL,<text:line-break/> <text:s/>`segment` varchar(100) NOT NULL,<text:line-break/> <text:s/>`employee_id` int DEFAULT NULL,<text:line-break/> <text:s/>PRIMARY KEY (`customer_id`),<text:line-break/> <text:s/>KEY `employee_id_idx` (`employee_id`),<text:line-break/> <text:s/>CONSTRAINT `customer_id` FOREIGN KEY (`customer_id`) REFERENCES `customer` (`id`) ON DELETE CASCADE ON UPDATE CASCADE,<text:line-break/> <text:s/>CONSTRAINT `employee_id` FOREIGN KEY (`employee_id`) REFERENCES `employee` (`id`) ON DELETE CASCADE ON UPDATE CASCADE<text:line-break/>) ENGINE=InnoDB DEFAULT CHARSET=utf8mb4 COLLATE=utf8mb4_0900_ai_ci;<text:line-break/><text:line-break/>CREATE TABLE `GoldBarBankingCo`.`hibernate_sequence` (<text:line-break/> <text:s/>`next_val` bigint DEFAULT NULL<text:line-break/>) ENGINE=InnoDB DEFAULT CHARSET=utf8mb4 COLLATE=utf8mb4_0900_ai_ci;<text:line-break/><text:line-break/>CREATE TABLE `GoldBarBankingCo`.`klant` (<text:line-break/> <text:s/>`id` int NOT NULL,<text:line-break/> <text:s/>`bsn` bigint DEFAULT NULL,<text:line-break/> <text:s/>`city` varchar(255) DEFAULT NULL,<text:line-break/> <text:s/>`country` varchar(255) DEFAULT NULL,<text:line-break/> <text:s/>`customer_type` varchar(255) DEFAULT NULL,<text:line-break/><text:soft-page-break/> <text:s/>`date_of_birth` varchar(255) DEFAULT NULL,<text:line-break/> <text:s/>`first_name` varchar(255) DEFAULT NULL,<text:line-break/> <text:s/>`last_name` varchar(255) DEFAULT NULL,<text:line-break/> <text:s/>`password` varchar(255) DEFAULT NULL,<text:line-break/> <text:s/>`postal_code` varchar(255) DEFAULT NULL,<text:line-break/> <text:s/>`street` varchar(255) DEFAULT NULL,<text:line-break/> <text:s/>`user_name` varchar(255) DEFAULT NULL,<text:line-break/> <text:s/>PRIMARY KEY (`id`)<text:line-break/>) ENGINE=InnoDB DEFAULT CHARSET=utf8mb4 COLLATE=utf8mb4_0900_ai_ci;<text:line-break/><text:line-break/>CREATE TABLE `GoldBarBankingCo`.`transaction` (<text:line-break/> <text:s/>`id` int NOT NULL AUTO_INCREMENT,<text:line-break/> <text:s/>`amount` double NOT NULL,<text:line-break/> <text:s/>`description` varchar(140) DEFAULT NULL,<text:line-break/> <text:s/>`bankaccount_id_deb` int NOT NULL,<text:line-break/> <text:s/>`bankaccount_id_cred` int NOT NULL,<text:line-break/> <text:s/>PRIMARY KEY (`id`),<text:line-break/> <text:s/>KEY `bankaccount_id_deb_idx` (`bankaccount_id_deb`),<text:line-break/> <text:s/>KEY `bankaccount_id_cred_idx` (`bankaccount_id_cred`),<text:line-break/> <text:s/>CONSTRAINT `bankaccount_id_cred` FOREIGN KEY (`bankaccount_id_cred`) REFERENCES `bank_account` (`id`),<text:line-break/> <text:s/>CONSTRAINT `bankaccount_id_deb` FOREIGN KEY (`bankaccount_id_deb`) REFERENCES `bank_account` (`id`)<text:line-break/>) ENGINE=InnoDB DEFAULT CHARSET=utf8mb4 COLLATE=utf8mb4_0900_ai_ci;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15:32:37.151000000</meta:creation-date>
    <dc:date>2021-03-14T15:33:32.060000000</dc:date>
    <meta:editing-duration>PT57S</meta:editing-duration>
    <meta:editing-cycles>1</meta:editing-cycles>
    <meta:document-statistic meta:table-count="0" meta:image-count="0" meta:object-count="0" meta:page-count="3" meta:paragraph-count="1" meta:word-count="479" meta:character-count="5184" meta:non-whitespace-character-count="4528"/>
    <meta:generator>LibreOffice/7.0.0.3$Windows_X86_64 LibreOffice_project/8061b3e9204bef6b321a21033174034a5e2ea88e</meta:generator>
  </office:meta>
</office:document-meta>
</file>